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42cm" fo:margin-left="0.12cm" fo:margin-right="14.238cm" table:align="margins"/>
    </style:style>
    <style:style style:name="Table1.A" style:family="table-column">
      <style:table-column-properties style:column-width="2.642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e34e" officeooo:paragraph-rsid="001ae34e"/>
    </style:style>
    <style:style style:name="P2" style:family="paragraph" style:parent-style-name="Standard">
      <style:text-properties officeooo:rsid="001b4775" officeooo:paragraph-rsid="001b4775"/>
    </style:style>
    <style:style style:name="P3" style:family="paragraph" style:parent-style-name="Standard">
      <style:text-properties fo:font-size="15pt" officeooo:rsid="001e9965" officeooo:paragraph-rsid="001e9965" fo:background-color="#66ffff" style:font-size-asian="15pt" style:font-size-complex="15pt"/>
    </style:style>
    <style:style style:name="P4" style:family="paragraph" style:parent-style-name="Standard">
      <style:text-properties fo:font-size="15pt" officeooo:rsid="001e9965" officeooo:paragraph-rsid="0020d691" fo:background-color="#66ffff" style:font-size-asian="15pt" style:font-size-complex="15pt"/>
    </style:style>
    <style:style style:name="P5" style:family="paragraph" style:parent-style-name="Standard">
      <style:text-properties fo:font-size="16pt" officeooo:rsid="001ae34e" officeooo:paragraph-rsid="001ae34e" fo:background-color="#66ffff" style:font-size-asian="16pt" style:font-size-complex="16pt"/>
    </style:style>
    <style:style style:name="P6" style:family="paragraph" style:parent-style-name="Standard">
      <style:text-properties fo:font-size="16pt" officeooo:rsid="001e9965" officeooo:paragraph-rsid="001e9965" fo:background-color="#66ffff" style:font-size-asian="16pt" style:font-size-complex="16pt"/>
    </style:style>
    <style:style style:name="P7" style:family="paragraph" style:parent-style-name="Standard">
      <style:text-properties fo:font-size="16pt" officeooo:rsid="001ef642" officeooo:paragraph-rsid="001ef642" fo:background-color="#66ffff" style:font-size-asian="16pt" style:font-size-complex="16pt"/>
    </style:style>
    <style:style style:name="P8" style:family="paragraph" style:parent-style-name="Standard">
      <style:text-properties fo:font-size="16pt" officeooo:rsid="0020d691" officeooo:paragraph-rsid="0020d691" fo:background-color="#66ffff" style:font-size-asian="16pt" style:font-size-complex="16pt"/>
    </style:style>
    <style:style style:name="P9" style:family="paragraph" style:parent-style-name="Standard">
      <style:text-properties fo:font-size="16pt" officeooo:rsid="00210fa0" officeooo:paragraph-rsid="00210fa0" fo:background-color="#66ffff" style:font-size-asian="16pt" style:font-size-complex="16pt"/>
    </style:style>
    <style:style style:name="P10" style:family="paragraph" style:parent-style-name="Standard">
      <style:text-properties fo:font-size="16pt" officeooo:rsid="0022e71d" officeooo:paragraph-rsid="0022e71d" fo:background-color="#66ffff" style:font-size-asian="16pt" style:font-size-complex="16pt"/>
    </style:style>
    <style:style style:name="P11" style:family="paragraph" style:parent-style-name="Standard">
      <style:text-properties officeooo:rsid="0020d691" officeooo:paragraph-rsid="0020d691"/>
    </style:style>
    <style:style style:name="P12" style:family="paragraph" style:parent-style-name="Standard">
      <style:text-properties fo:font-size="12pt" officeooo:rsid="00210fa0" officeooo:paragraph-rsid="00210fa0" fo:background-color="#ffffff" style:font-size-asian="12pt" style:font-size-complex="12pt"/>
    </style:style>
    <style:style style:name="P13" style:family="paragraph" style:parent-style-name="Standard">
      <style:text-properties fo:font-size="12pt" officeooo:rsid="0022e71d" officeooo:paragraph-rsid="0022e71d" fo:background-color="#ffffff" style:font-size-asian="12pt" style:font-size-complex="12pt"/>
    </style:style>
    <style:style style:name="P14" style:family="paragraph" style:parent-style-name="Standard">
      <style:text-properties officeooo:rsid="0020d691" officeooo:paragraph-rsid="00238b43"/>
    </style:style>
    <style:style style:name="P15" style:family="paragraph" style:parent-style-name="Standard">
      <style:text-properties fo:font-size="15pt" officeooo:rsid="001e9965" officeooo:paragraph-rsid="00238b43" fo:background-color="#66ffff" style:font-size-asian="15pt" style:font-size-complex="15pt"/>
    </style:style>
    <style:style style:name="P16" style:family="paragraph" style:parent-style-name="Standard">
      <style:text-properties fo:font-size="15pt" officeooo:rsid="001b4775" officeooo:paragraph-rsid="00238b43" fo:background-color="#66ffff" style:font-size-asian="15pt" style:font-size-complex="15pt"/>
    </style:style>
    <style:style style:name="P17" style:family="paragraph" style:parent-style-name="Standard">
      <style:text-properties fo:font-size="15pt" officeooo:rsid="001b4775" officeooo:paragraph-rsid="0024103f" fo:background-color="#66ffff" style:font-size-asian="15pt" style:font-size-complex="15pt"/>
    </style:style>
    <style:style style:name="P18" style:family="paragraph" style:parent-style-name="Standard">
      <style:text-properties fo:font-size="15pt" officeooo:rsid="0024103f" officeooo:paragraph-rsid="0024103f" fo:background-color="#66ffff" style:font-size-asian="15pt" style:font-size-complex="15pt"/>
    </style:style>
    <style:style style:name="P19" style:family="paragraph" style:parent-style-name="Standard">
      <style:text-properties fo:font-size="16pt" officeooo:rsid="001ef642" officeooo:paragraph-rsid="00238b43" fo:background-color="#66ffff" style:font-size-asian="16pt" style:font-size-complex="16pt"/>
    </style:style>
    <style:style style:name="P20" style:family="paragraph" style:parent-style-name="Standard">
      <style:text-properties fo:font-size="16pt" officeooo:rsid="001ef642" officeooo:paragraph-rsid="0024103f" fo:background-color="#66ffff" style:font-size-asian="16pt" style:font-size-complex="16pt"/>
    </style:style>
    <style:style style:name="P21" style:family="paragraph" style:parent-style-name="Standard">
      <style:text-properties fo:font-size="16pt" officeooo:rsid="001e9965" officeooo:paragraph-rsid="001e9965" fo:background-color="#66ffff" style:font-size-asian="16pt" style:font-size-complex="16pt"/>
    </style:style>
    <style:style style:name="P22" style:family="paragraph" style:parent-style-name="Standard">
      <style:text-properties fo:font-size="16pt" officeooo:rsid="001e9965" officeooo:paragraph-rsid="00238b43" fo:background-color="#66ffff" style:font-size-asian="16pt" style:font-size-complex="16pt"/>
    </style:style>
    <style:style style:name="P23" style:family="paragraph" style:parent-style-name="Standard">
      <style:text-properties fo:font-size="16pt" officeooo:rsid="001e9965" officeooo:paragraph-rsid="0024cfcb" fo:background-color="#66ffff" style:font-size-asian="16pt" style:font-size-complex="16pt"/>
    </style:style>
    <style:style style:name="P24" style:family="paragraph" style:parent-style-name="Standard">
      <style:text-properties fo:font-size="16pt" officeooo:rsid="001b4775" officeooo:paragraph-rsid="0024103f" fo:background-color="#66ffff" style:font-size-asian="16pt" style:font-size-complex="16pt"/>
    </style:style>
    <style:style style:name="P25" style:family="paragraph" style:parent-style-name="Standard">
      <style:text-properties fo:font-size="16pt" officeooo:rsid="0024cfcb" officeooo:paragraph-rsid="0024cfcb" fo:background-color="#66ffff" style:font-size-asian="16pt" style:font-size-complex="16pt"/>
    </style:style>
    <style:style style:name="P26" style:family="paragraph" style:parent-style-name="Standard">
      <style:text-properties fo:font-size="16pt" officeooo:rsid="002bbfc1" officeooo:paragraph-rsid="002bbfc1" fo:background-color="#66ffff" style:font-size-asian="16pt" style:font-size-complex="16pt"/>
    </style:style>
    <style:style style:name="P27" style:family="paragraph" style:parent-style-name="Standard">
      <style:text-properties fo:font-size="16pt" officeooo:rsid="002c4d13" officeooo:paragraph-rsid="002c4d13" fo:background-color="#66ffff" style:font-size-asian="16pt" style:font-size-complex="16pt"/>
    </style:style>
    <style:style style:name="P28" style:family="paragraph" style:parent-style-name="Standard">
      <style:text-properties officeooo:rsid="001b4775" officeooo:paragraph-rsid="00238b43"/>
    </style:style>
    <style:style style:name="P29" style:family="paragraph" style:parent-style-name="Standard">
      <style:text-properties officeooo:rsid="001b4775" officeooo:paragraph-rsid="001e9965"/>
    </style:style>
    <style:style style:name="P30" style:family="paragraph" style:parent-style-name="Standard">
      <style:text-properties officeooo:rsid="001b4775" officeooo:paragraph-rsid="001ef642"/>
    </style:style>
    <style:style style:name="P31" style:family="paragraph" style:parent-style-name="Standard">
      <style:text-properties officeooo:rsid="001b4775" officeooo:paragraph-rsid="0024103f"/>
    </style:style>
    <style:style style:name="P32" style:family="paragraph" style:parent-style-name="Standard">
      <style:text-properties officeooo:rsid="0009c4a5" officeooo:paragraph-rsid="00238b43"/>
    </style:style>
    <style:style style:name="P33" style:family="paragraph" style:parent-style-name="Standard">
      <style:text-properties officeooo:rsid="000625a2" officeooo:paragraph-rsid="00238b43"/>
    </style:style>
    <style:style style:name="P34" style:family="paragraph" style:parent-style-name="Standard">
      <style:text-properties officeooo:paragraph-rsid="0024103f"/>
    </style:style>
    <style:style style:name="P35" style:family="paragraph" style:parent-style-name="Standard">
      <style:text-properties officeooo:paragraph-rsid="001b4775"/>
    </style:style>
    <style:style style:name="P36" style:family="paragraph" style:parent-style-name="Standard">
      <style:text-properties officeooo:paragraph-rsid="0024cfcb"/>
    </style:style>
    <style:style style:name="P37" style:family="paragraph" style:parent-style-name="Standard">
      <style:text-properties fo:font-size="12pt" officeooo:rsid="00210fa0" officeooo:paragraph-rsid="00210fa0" fo:background-color="#ffffff" style:font-size-asian="12pt" style:font-size-complex="12pt"/>
    </style:style>
    <style:style style:name="P38" style:family="paragraph" style:parent-style-name="Standard">
      <style:text-properties fo:font-size="12pt" officeooo:rsid="00261aad" officeooo:paragraph-rsid="00261aad" fo:background-color="#ffffff" style:font-size-asian="12pt" style:font-size-complex="12pt"/>
    </style:style>
    <style:style style:name="P39" style:family="paragraph" style:parent-style-name="Standard">
      <style:text-properties fo:font-size="12pt" officeooo:rsid="0022e71d" officeooo:paragraph-rsid="00289540" fo:background-color="#ffffff" style:font-size-asian="12pt" style:font-size-complex="12pt"/>
    </style:style>
    <style:style style:name="P40" style:family="paragraph" style:parent-style-name="Standard">
      <style:text-properties fo:font-size="12pt" officeooo:rsid="0022e71d" officeooo:paragraph-rsid="0029d116" fo:background-color="#ffffff" style:font-size-asian="12pt" style:font-size-complex="12pt"/>
    </style:style>
    <style:style style:name="P41" style:family="paragraph" style:parent-style-name="Standard">
      <style:text-properties fo:font-size="12pt" officeooo:rsid="002bbfc1" officeooo:paragraph-rsid="002bbfc1" fo:background-color="#ffffff" style:font-size-asian="12pt" style:font-size-complex="12pt"/>
    </style:style>
    <style:style style:name="P42" style:family="paragraph" style:parent-style-name="Standard">
      <style:text-properties fo:font-size="12pt" officeooo:rsid="002c4d13" officeooo:paragraph-rsid="002c4d13" fo:background-color="#ffffff" style:font-size-asian="12pt" style:font-size-complex="12pt"/>
    </style:style>
    <style:style style:name="P43" style:family="paragraph" style:parent-style-name="Standard">
      <style:text-properties fo:font-size="12pt" officeooo:rsid="002d925a" officeooo:paragraph-rsid="002d925a" fo:background-color="#ffffff" style:font-size-asian="12pt" style:font-size-complex="12pt"/>
    </style:style>
    <style:style style:name="P44" style:family="paragraph" style:parent-style-name="Table_20_Contents">
      <style:text-properties officeooo:paragraph-rsid="00238b43"/>
    </style:style>
    <style:style style:name="T1" style:family="text">
      <style:text-properties officeooo:rsid="001ef642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2pt" officeooo:rsid="0024103f" fo:background-color="#ffffff" loext:char-shading-value="0" style:font-size-asian="12pt" style:font-size-complex="12pt"/>
    </style:style>
    <style:style style:name="T4" style:family="text">
      <style:text-properties fo:font-size="12pt" officeooo:rsid="001b4775" fo:background-color="#ffffff" loext:char-shading-value="0" style:font-size-asian="12pt" style:font-size-complex="12pt"/>
    </style:style>
    <style:style style:name="T5" style:family="text">
      <style:text-properties officeooo:rsid="001b4775"/>
    </style:style>
    <style:style style:name="T6" style:family="text">
      <style:text-properties officeooo:rsid="0024cfcb"/>
    </style:style>
    <style:style style:name="T7" style:family="text">
      <style:text-properties fo:background-color="#66ffff" loext:char-shading-value="0"/>
    </style:style>
    <style:style style:name="T8" style:family="text">
      <style:text-properties officeooo:rsid="0029d116" fo:background-color="#66ffff" loext:char-shading-value="0"/>
    </style:style>
    <style:style style:name="T9" style:family="text">
      <style:text-properties fo:font-size="16pt" fo:background-color="#66ffff" loext:char-shading-value="0" style:font-size-asian="16pt" style:font-size-complex="16pt"/>
    </style:style>
    <style:style style:name="T10" style:family="text">
      <style:text-properties fo:font-size="16pt" officeooo:rsid="0029d116" fo:background-color="#66ffff" loext:char-shading-value="0" style:font-size-asian="16pt" style:font-size-complex="16pt"/>
    </style:style>
    <style:style style:name="T11" style:family="text">
      <style:text-properties officeooo:rsid="00289540"/>
    </style:style>
    <style:style style:name="T12" style:family="text">
      <style:text-properties officeooo:rsid="0029d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dd ssh Key</text:p>
      <text:p text:style-name="P28"/>
      <text:p text:style-name="P32">ssh-keygen -t rsa -C "<text:span text:style-name="T1">khushbooc@intelligrape.com”</text:span> </text:p>
      <text:p text:style-name="P32">Generating public/private rsa key pair. </text:p>
      <text:p text:style-name="P32">Enter file in which to save the key (/home/<text:span text:style-name="T1">bootcamp</text:span>/.ssh/id_rsa): </text:p>
      <text:p text:style-name="P32">/home/<text:span text:style-name="T1">bootcamp</text:span>/.ssh/id_rsa already exists. </text:p>
      <text:p text:style-name="P32">Overwrite (y/n)? y </text:p>
      <text:p text:style-name="P32">Enter passphrase (empty for no passphrase): </text:p>
      <text:p text:style-name="P32">Enter same passphrase again: </text:p>
      <text:p text:style-name="P32">Your identification has been saved in /home/<text:span text:style-name="T1">bootcamp</text:span>/.ssh/id_rsa. </text:p>
      <text:p text:style-name="P32">Your public key has been saved in /home/<text:span text:style-name="T1">bootcamp</text:span>/.ssh/id_rsa.pub. </text:p>
      <text:p text:style-name="P32">The key fingerprint is: </text:p>
      <text:p text:style-name="P32">9e:80:2a:55:e9:3f:1c:a4:28:9a:ce:87:1c:f1:09:50 <text:span text:style-name="T1">khushbooc@intelligrape.com</text:span></text:p>
      <text:p text:style-name="P32">The key's randomart image is: </text:p>
      <text:p text:style-name="P32">+--[ RSA 2048]----+ </text:p>
      <text:p text:style-name="P32">| .E <text:s text:c="13"/>| </text:p>
      <text:p text:style-name="P32">|. <text:s text:c="3"/>. <text:s text:c="10"/>| </text:p>
      <text:p text:style-name="P32">|. <text:s text:c="2"/>o . <text:s text:c="9"/>| </text:p>
      <text:p text:style-name="P32">| o + + <text:s text:c="10"/>| </text:p>
      <text:p text:style-name="P32">|. * = o S <text:s text:c="7"/>| </text:p>
      <text:p text:style-name="P32">|.= + o + . <text:s text:c="6"/>| </text:p>
      <text:p text:style-name="P32">|= + <text:s text:c="2"/>+ o <text:s text:c="7"/>| </text:p>
      <text:p text:style-name="P32">|o+ . <text:s text:c="2"/>. <text:s text:c="8"/>| </text:p>
      <text:p text:style-name="P32">| o. <text:s text:c="13"/>| </text:p>
      <text:p text:style-name="P33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4"/>
              <text:p text:style-name="P44"/>
            </table:table-cell>
          </table:table-row>
        </table:table-header-rows>
      </table:table>
      <text:p text:style-name="P14"/>
      <text:p text:style-name="P15"/>
      <text:p text:style-name="P3"/>
      <text:p text:style-name="P8">Initialized git repositry</text:p>
      <text:p text:style-name="P11"/>
      <text:p text:style-name="P11">bootcamp@bootcamp-Latitude-E4310:~/chanana$ git init </text:p>
      <text:p text:style-name="P11">Reinitialized existing Git repository in /home/bootcamp/chanana/.git/ </text:p>
      <text:p text:style-name="P11">bootcamp@bootcamp-Latitude-E4310:~/chanana$ </text:p>
      <text:p text:style-name="P4"/>
      <text:p text:style-name="P22">ADD afile</text:p>
      <text:p text:style-name="P28">bootcamp@bootcamp-Latitude-E4310:~/chanana$ git add js.tar.gz </text:p>
      <text:p text:style-name="P16"/>
      <text:p text:style-name="P4"/>
      <text:p text:style-name="P4">Staging A File</text:p>
      <text:p text:style-name="P1"/>
      <text:p text:style-name="P1">bootcamp@bootcamp-Latitude-E4310:~/chanana$ git status </text:p>
      <text:p text:style-name="P1">On branch master </text:p>
      <text:p text:style-name="P1">Your branch is ahead of 'origin/master' by 3 commits. </text:p>
      <text:p text:style-name="P1"><text:s text:c="2"/>(use "git push" to publish your local commits) </text:p>
      <text:p text:style-name="P1"/>
      <text:p text:style-name="P1">Changes to be committed: </text:p>
      <text:p text:style-name="P1"><text:s text:c="2"/>(use "git reset HEAD &lt;file&gt;..." to unstage) </text:p>
      <text:p text:style-name="P1"><text:soft-page-break/></text:p>
      <text:p text:style-name="P1"><text:tab/>new file: <text:s text:c="2"/>stage.txt </text:p>
      <text:p text:style-name="P1"/>
      <text:p text:style-name="P5"/>
      <text:p text:style-name="P6">UnStaging Afile</text:p>
      <text:p text:style-name="P1">bootcamp@bootcamp-Latitude-E4310:~/chanana$ git reset </text:p>
      <text:p text:style-name="P1">bootcamp@bootcamp-Latitude-E4310:~/chanana$ git status </text:p>
      <text:p text:style-name="P1">On branch master </text:p>
      <text:p text:style-name="P1">Your branch is ahead of 'origin/master' by 3 commits. </text:p>
      <text:p text:style-name="P1"><text:s text:c="2"/>(use "git push" to publish your local commits)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stage.txt </text:p>
      <text:p text:style-name="P1"/>
      <text:p text:style-name="P1">nothing added to commit but untracked files </text:p>
      <text:p text:style-name="P1"/>
      <text:p text:style-name="P6"/>
      <text:p text:style-name="P17"/>
      <text:p text:style-name="P20">Commit aFile</text:p>
      <text:p text:style-name="P31">bootcamp@bootcamp-Latitude-E4310:~/chanana$ git commit -m" js.tar.gz commit java script excersise" </text:p>
      <text:p text:style-name="P31">[master 61a6ce2] <text:s/>js.tar.gz commit java script excersise </text:p>
      <text:p text:style-name="P31"><text:s/>1 file changed, 0 insertions(+), 0 deletions(-) </text:p>
      <text:p text:style-name="P31"><text:s/>create mode 100644 js.tar.gz </text:p>
      <text:p text:style-name="P18"/>
      <text:p text:style-name="P18"/>
      <text:p text:style-name="P18">ADD <text:s/>a Remote</text:p>
      <text:p text:style-name="P18"/>
      <text:p text:style-name="P24"><text:span text:style-name="T3"/></text:p>
      <text:p text:style-name="P34"><text:span text:style-name="T4">bootcamp@bootcamp-Latitude-E4310</text:span><text:span text:style-name="T4">:~/chanana$</text:span><text:span text:style-name="T3">git remote add git@gitlab.intelligrape.net:bootcamp/khushboo-chanana.git</text:span></text:p>
      <text:p text:style-name="P6"/>
      <text:p text:style-name="P6">Check branch status</text:p>
      <text:p text:style-name="P1"/>
      <text:p text:style-name="P2">bootcamp@bootcamp-Latitude-E4310:~/chanana$ git branch </text:p>
      <text:p text:style-name="P2"><text:s text:c="2"/>devlopment </text:p>
      <text:p text:style-name="P2">* master </text:p>
      <text:p text:style-name="P2"><text:s text:c="2"/>origin </text:p>
      <text:p text:style-name="P2"/>
      <text:p text:style-name="P29"/>
      <text:p text:style-name="P30"/>
      <text:p text:style-name="P7">Push data on the remote</text:p>
      <text:p text:style-name="P2">bootcamp@bootcamp-Latitude-E4310:~/chanana$ git push origin master </text:p>
      <text:p text:style-name="P2">Username for 'https://github.com': khushbochanana </text:p>
      <text:p text:style-name="P2">Password for 'https://khushbochanana@github.com': </text:p>
      <text:p text:style-name="P2">remote: Invalid username or password. </text:p>
      <text:p text:style-name="P2">fatal: Authentication failed for 'https://github.com/khushboochanana/origin.git/' </text:p>
      <text:p text:style-name="P2"><text:soft-page-break/>bootcamp@bootcamp-Latitude-E4310:~/chanana$ git push origin master </text:p>
      <text:p text:style-name="P2">Username for 'https://github.com': khushboochanana </text:p>
      <text:p text:style-name="P2">Password for 'https://khushboochanana@github.com': </text:p>
      <text:p text:style-name="P2">Counting objects: 11, done. </text:p>
      <text:p text:style-name="P2">Delta compression using up to 4 threads. </text:p>
      <text:p text:style-name="P2">Compressing objects: 100% (7/7), done. </text:p>
      <text:p text:style-name="P2">Writing objects: 100% (8/8), 3.06 KiB | 0 bytes/s, done. </text:p>
      <text:p text:style-name="P2">Total 8 (delta 2), reused 0 (delta 0) </text:p>
      <text:p text:style-name="P2">To https://github.com/khushboochanana/origin.git </text:p>
      <text:p text:style-name="P2"><text:s text:c="3"/>6bddfa1..61a6ce2 <text:s/>master -&gt; master </text:p>
      <text:p text:style-name="P35"><text:span text:style-name="T5">bootcamp@bootcamp-Latitude-E4310:~/chana</text:span></text:p>
      <text:p text:style-name="P2"/>
      <text:p text:style-name="P2"/>
      <text:p text:style-name="P25">Clone the repositry</text:p>
      <text:p text:style-name="P11"/>
      <text:p text:style-name="P36"><text:span text:style-name="T5">bootcamp@bootcamp-Latitude-E4310:~/projects$git clone </text:span><text:span text:style-name="T3">git@gitlab.intelligrape.net:bootcamp/khushboo-chanana.git</text:span></text:p>
      <text:p text:style-name="P23"/>
      <text:p text:style-name="P8">Switch to another branch</text:p>
      <text:p text:style-name="P11"/>
      <text:p text:style-name="P11">bootcamp@bootcamp-Latitude-E4310:~/chanana$ git checkout devlopment </text:p>
      <text:p text:style-name="P11">Switched to branch 'devlopment' </text:p>
      <text:p text:style-name="P11">Your branch is ahead of 'origin/devlopment' by 3 commits. </text:p>
      <text:p text:style-name="P11"><text:s text:c="2"/>(use "git push" to publish your local commits) </text:p>
      <text:p text:style-name="P11">bootcamp@bootcamp-Latitude-E4310:~/chanana$ </text:p>
      <text:p text:style-name="P11"/>
      <text:p text:style-name="P11"/>
      <text:p text:style-name="P11"/>
      <text:p text:style-name="P9">Git reset –hard</text:p>
      <text:p text:style-name="P9"/>
      <text:p text:style-name="P12"/>
      <text:p text:style-name="P12">bootcamp@bootcamp-Latitude-E4310:~/chanana$ git reset --hard </text:p>
      <text:p text:style-name="P12">HEAD is now at 3e177e5 check reset after commit </text:p>
      <text:p text:style-name="P12"/>
      <text:p text:style-name="P12"/>
      <text:p text:style-name="P9">Git rm command To remove file</text:p>
      <text:p text:style-name="P12"/>
      <text:p text:style-name="P12"/>
      <text:p text:style-name="P12">bootcamp@bootcamp-Latitude-E4310:~/chanana$ git rm CheckReset.text </text:p>
      <text:p text:style-name="P12">rm 'CheckReset.text' </text:p>
      <text:p text:style-name="P12">bootcamp@bootcamp-Latitude-E4310:~/chanana$ ls </text:p>
      <text:p text:style-name="P12">a.txt <text:s/>b.txt <text:s/>devFile.txt <text:s/>js.tar.gz <text:s/>Linux <text:s/>stage.txt </text:p>
      <text:p text:style-name="P12">bootcamp@bootcamp-Latitude-E4310:~/chanana$ git commit-m</text:p>
      <text:p text:style-name="P12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text:s/><text:span text:style-name="T9">Add changes to one of the copies and pull the changes in the other. </text:span></text:p>
      <text:p text:style-name="P12"/>
      <text:p text:style-name="P38">bootcamp@bootcamp-Latitude-E4310:~/Desktop/chanana$ cat &gt; a.txt</text:p>
      <text:p text:style-name="P38">change in file and then pull the file ^C</text:p>
      <text:p text:style-name="P38">bootcamp@bootcamp-Latitude-E4310:~/Desktop/chanana$ git add .</text:p>
      <text:p text:style-name="P38"/>
      <text:p text:style-name="P38">bootcamp@bootcamp-Latitude-E4310:~/Desktop/chanana$ git commit -m "perform changes in file"</text:p>
      <text:p text:style-name="P38">[devlopment 7e68653] perform changes in file</text:p>
      <text:p text:style-name="P38"><text:s/>2 files changed, 1 insertion(+), 1 deletion(-)</text:p>
      <text:p text:style-name="P38"><text:s/>create mode 120000 c</text:p>
      <text:p text:style-name="P38">bootcamp@bootcamp-Latitude-E4310:~/Desktop/chanana$ git push</text:p>
      <text:p text:style-name="P38"/>
      <text:p text:style-name="P38">bootcamp@bootcamp-Latitude-E4310:~/Desktop/chanana$ git checkout master</text:p>
      <text:p text:style-name="P38">Switched to branch 'master'</text:p>
      <text:p text:style-name="P38">Your branch is up-to-date with 'origin/master'.</text:p>
      <text:p text:style-name="P38">bootcamp@bootcamp-Latitude-E4310:~/Desktop/chanana$ git pull origin devlopment</text:p>
      <text:p text:style-name="P38">From https://github.com/khushboochanana/origin</text:p>
      <text:p text:style-name="P38"><text:s/>* branch <text:s text:c="11"/>devlopment -&gt; FETCH_HEAD</text:p>
      <text:p text:style-name="P38">Updating e0bd684..7e68653</text:p>
      <text:p text:style-name="P38">Fast-forward</text:p>
      <text:p text:style-name="P38"><text:s/>a.txt | 1 -</text:p>
      <text:p text:style-name="P38"><text:s/>c <text:s text:c="4"/>| 1 +</text:p>
      <text:p text:style-name="P38"><text:s/>2 files changed, 1 insertion(+), 1 deletion(-)</text:p>
      <text:p text:style-name="P10">Git PULL from another branch</text:p>
      <text:p text:style-name="P10"/>
      <text:p text:style-name="P13">bootcamp@bootcamp-Latitude-E4310:~/chanana$ git commit -m"pull in another branch" </text:p>
      <text:p text:style-name="P13">On branch master </text:p>
      <text:p text:style-name="P13">Your branch is ahead of 'origin/master' by 3 commits. </text:p>
      <text:p text:style-name="P13"><text:s text:c="2"/>(use "git push" to publish your local commits) </text:p>
      <text:p text:style-name="P13"/>
      <text:p text:style-name="P13">Untracked files: </text:p>
      <text:p text:style-name="P13"><text:tab/>stage.txt </text:p>
      <text:p text:style-name="P10"/>
      <text:p text:style-name="P13">nothing added to commit but untracked files present </text:p>
      <text:p text:style-name="P13">bootcamp@bootcamp-Latitude-E4310:~/chanana$ git push origin master </text:p>
      <text:p text:style-name="P13">Username for 'https://github.com': khushboochanana </text:p>
      <text:p text:style-name="P13">Password for 'https://khushboochanana@github.com': </text:p>
      <text:p text:style-name="P13">Counting objects: 4, done. </text:p>
      <text:p text:style-name="P13">Delta compression using up to 4 threads. </text:p>
      <text:p text:style-name="P13">Compressing objects: 100% (2/2), done. </text:p>
      <text:p text:style-name="P13">Writing objects: 100% (2/2), 331 bytes | 0 bytes/s, done. </text:p>
      <text:p text:style-name="P13">Total 2 (delta 1), reused 0 (delta 0) </text:p>
      <text:p text:style-name="P13">To https://github.com/khushboochanana/origin.git </text:p>
      <text:p text:style-name="P39"><text:s text:c="3"/>be4c50e..f96de4d <text:s/>master -&gt; master</text:p>
      <text:p text:style-name="P39"/>
      <text:p text:style-name="P40"/>
      <text:p text:style-name="P40"/>
      <text:p text:style-name="P40"/>
      <text:p text:style-name="P40"/>
      <text:p text:style-name="P40"><text:soft-page-break/></text:p>
      <text:p text:style-name="P40"><text:span text:style-name="T10">- Add changes to both repos, try to push from both without taking a pull</text:span><text:span text:style-name="T12">.</text:span></text:p>
      <text:p text:style-name="P40"/>
      <text:p text:style-name="P40"/>
      <text:p text:style-name="P40"/>
      <text:p text:style-name="P41">bootcamp@bootcamp-Latitude-E4310:~/Desktop/chanana/bootcamp-demo$ git status</text:p>
      <text:p text:style-name="P41">On branch dev</text:p>
      <text:p text:style-name="P41">Your branch is up-to-date with 'origin/dev'.</text:p>
      <text:p text:style-name="P41"></text:p>
      <text:p text:style-name="P41">nothing to commit, working directory clean</text:p>
      <text:p text:style-name="P41">bootcamp@bootcamp-Latitude-E4310:~/Desktop/chanana/bootcamp-demo$ ls</text:p>
      <text:p text:style-name="P41">newfile.txt</text:p>
      <text:p text:style-name="P41">bootcamp@bootcamp-Latitude-E4310:~/Desktop/chanana/bootcamp-demo$ git branch -a</text:p>
      <text:p text:style-name="P41">* dev</text:p>
      <text:p text:style-name="P41"><text:s text:c="2"/>master</text:p>
      <text:p text:style-name="P41"><text:s text:c="2"/>remotes/origin/HEAD -&gt; origin/master</text:p>
      <text:p text:style-name="P41"><text:s text:c="2"/>remotes/origin/dev</text:p>
      <text:p text:style-name="P41"><text:s text:c="2"/>remotes/origin/development</text:p>
      <text:p text:style-name="P41"><text:s text:c="2"/>remotes/origin/hotfix</text:p>
      <text:p text:style-name="P41"><text:s text:c="2"/>remotes/origin/master</text:p>
      <text:p text:style-name="P41"><text:s text:c="2"/>remotes/origin/new1</text:p>
      <text:p text:style-name="P41"><text:s text:c="2"/>remotes/origin/new2</text:p>
      <text:p text:style-name="P41">bootcamp@bootcamp-Latitude-E4310:~/Desktop/chanana/bootcamp-demo$ git branch new1 origin/new1</text:p>
      <text:p text:style-name="P41">Branch new1 set up to track remote branch new1 from origin.</text:p>
      <text:p text:style-name="P41">bootcamp@bootcamp-Latitude-E4310:~/Desktop/chanana/bootcamp-demo$ git checkout new1</text:p>
      <text:p text:style-name="P41">Switched to branch 'new1'</text:p>
      <text:p text:style-name="P41">Your branch is up-to-date with 'origin/new1'.</text:p>
      <text:p text:style-name="P41">bootcamp@bootcamp-Latitude-E4310:~/Desktop/chanana/bootcamp-demo$ </text:p>
      <text:p text:style-name="P41"/>
      <text:p text:style-name="P41">On branch dev</text:p>
      <text:p text:style-name="P41">Your branch is up-to-date with 'origin/dev'.</text:p>
      <text:p text:style-name="P41"></text:p>
      <text:p text:style-name="P41">nothing to commit, working directory clean</text:p>
      <text:p text:style-name="P41">bootcamp@bootcamp-Latitude-E4310:~/Desktop/chanana/bootcamp-demo$ ls</text:p>
      <text:p text:style-name="P41">newfile.txt</text:p>
      <text:p text:style-name="P41">bootcamp@bootcamp-Latitude-E4310:~/Desktop/chanana/bootcamp-demo$ git branch -a</text:p>
      <text:p text:style-name="P41">* dev</text:p>
      <text:p text:style-name="P41"><text:s text:c="2"/>master</text:p>
      <text:p text:style-name="P41"><text:s text:c="2"/>remotes/origin/HEAD -&gt; origin/master</text:p>
      <text:p text:style-name="P41"><text:s text:c="2"/>remotes/origin/dev</text:p>
      <text:p text:style-name="P41"><text:s text:c="2"/>remotes/origin/development</text:p>
      <text:p text:style-name="P41"><text:s text:c="2"/>remotes/origin/hotfix</text:p>
      <text:p text:style-name="P41"><text:s text:c="2"/>remotes/origin/master</text:p>
      <text:p text:style-name="P41"><text:s text:c="2"/>remotes/origin/new1</text:p>
      <text:p text:style-name="P41"><text:s text:c="2"/>remotes/origin/new2</text:p>
      <text:p text:style-name="P41">bootcamp@bootcamp-Latitude-E4310:~/Desktop/chanana/bootcamp-demo$ git branch new1 origin/new1</text:p>
      <text:p text:style-name="P41">Branch new1 set up to track remote branch new1 from origin.</text:p>
      <text:p text:style-name="P41">bootcamp@bootcamp-Latitude-E4310:~/Desktop/chanana/bootcamp-demo$ git checkout new1</text:p>
      <text:p text:style-name="P41">Switched to branch 'new1'</text:p>
      <text:p text:style-name="P41">Your branch is up-to-date with 'origin/new1'.</text:p>
      <text:p text:style-name="P41"><text:soft-page-break/>bootcamp@bootcamp-Latitude-E4310:~/Desktop/chanana/bootcamp-demo$ 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</text:p>
      <text:p text:style-name="P41">bootcamp@bootcamp-Latitude-E4310:~/Desktop/chanana/bootcamp-demo$ ll</text:p>
      <text:p text:style-name="P41">total 20</text:p>
      <text:p text:style-name="P41">drwxrwxr-x 3 bootcamp bootcamp 4096 Feb 11 19:25 ./</text:p>
      <text:p text:style-name="P41">drwxrwxr-x 4 bootcamp bootcamp 4096 Feb 11 19:17 ../</text:p>
      <text:p text:style-name="P41">drwxrwxr-x 8 bootcamp bootcamp 4096 Feb 11 19:25 .git/</text:p>
      <text:p text:style-name="P41">-rw-rw-r-- 1 bootcamp bootcamp <text:s text:c="2"/>12 Feb 11 19:25 hello.txt</text:p>
      <text:p text:style-name="P41">-rw-rw-r-- 1 bootcamp bootcamp <text:s text:c="3"/>0 Feb 11 19:25 hello.txt~</text:p>
      <text:p text:style-name="P41">-rw-rw-r-- 1 bootcamp bootcamp <text:s/>136 Feb 11 19:25 newfile.txt</text:p>
      <text:p text:style-name="P41">bootcamp@bootcamp-Latitude-E4310:~/Desktop/chanana/bootcamp-demo$ gedit hello.txt</text:p>
      <text:p text:style-name="P41">bootcamp@bootcamp-Latitude-E4310:~/Desktop/chanana/bootcamp-demo$ git add .</text:p>
      <text:p text:style-name="P41">bootcamp@bootcamp-Latitude-E4310:~/Desktop/chanana/bootcamp-demo$ git commit -m"change in this file "</text:p>
      <text:p text:style-name="P41">[new1 79ac91f] change in this file</text:p>
      <text:p text:style-name="P41"><text:s/>2 files changed, 4 insertions(+)</text:p>
      <text:p text:style-name="P41">bootcamp@bootcamp-Latitude-E4310:~/Desktop/chanana/bootcamp-demo$ git push </text:p>
      <text:p text:style-name="P41">warning: push.default is unset; its implicit value is changing in</text:p>
      <text:p text:style-name="P41">Git 2.0 from 'matching' to 'simple'. To squelch this message</text:p>
      <text:p text:style-name="P41">and maintain the current behavior after the default changes, use:</text:p>
      <text:p text:style-name="P41"></text:p>
      <text:p text:style-name="P41"><text:s text:c="2"/>git config --global push.default matching</text:p>
      <text:p text:style-name="P41"></text:p>
      <text:p text:style-name="P41">To squelch this message and adopt the new behavior now, use:</text:p>
      <text:p text:style-name="P41"></text:p>
      <text:p text:style-name="P41"><text:s text:c="2"/>git config --global push.default simple</text:p>
      <text:p text:style-name="P41"></text:p>
      <text:p text:style-name="P41">When push.default is set to 'matching', git will push local branches</text:p>
      <text:p text:style-name="P41">to the remote branches that already exist with the same name.</text:p>
      <text:p text:style-name="P41"></text:p>
      <text:p text:style-name="P41">In Git 2.0, Git will default to the more conservative 'simple'</text:p>
      <text:p text:style-name="P41">behavior, which only pushes the current branch to the corresponding</text:p>
      <text:p text:style-name="P41"><text:soft-page-break/>remote branch that 'git pull' uses to update the current branch.</text:p>
      <text:p text:style-name="P41"></text:p>
      <text:p text:style-name="P41">See 'git help config' and search for 'push.default' for further information.</text:p>
      <text:p text:style-name="P41">(the 'simple' mode was introduced in Git 1.7.11. Use the similar mode</text:p>
      <text:p text:style-name="P41">'current' instead of 'simple' if you sometimes use older versions of Git)</text:p>
      <text:p text:style-name="P41"></text:p>
      <text:p text:style-name="P41">Username for 'https://github.com': meenakshigupta</text:p>
      <text:p text:style-name="P41">Password for 'https://meenakshigupta@github.com': </text:p>
      <text:p text:style-name="P41">To https://github.com/meenakshigupta/bootcamp-demo</text:p>
      <text:p text:style-name="P41"><text:s/>! [rejected] <text:s text:c="7"/>new1 -&gt; new1 (fetch first)</text:p>
      <text:p text:style-name="P41">error: failed to push some refs to 'https://github.com/meenakshigupta/bootcamp-demo'</text:p>
      <text:p text:style-name="P41">hint: Updates were rejected because the remote contains work that you do</text:p>
      <text:p text:style-name="P41">hint: not have locally. This is usually caused by another repository pushing</text:p>
      <text:p text:style-name="P41">hint: to the same ref. You may want to first integrate the remote changes</text:p>
      <text:p text:style-name="P41">hint: (e.g., 'git pull ...') before pushing again.</text:p>
      <text:p text:style-name="P41">hint: See the 'Note about fast-forwards' in 'git push --help' for details.</text:p>
      <text:p text:style-name="P41">bootcamp@bootcamp-Latitude-E4310:~/Desktop/chanana/bootcamp-demo$ </text:p>
      <text:p text:style-name="P26"/>
      <text:p text:style-name="P27"><text:s/>Edit the same file at the same line on both branches and commit</text:p>
      <text:p text:style-name="P27">- Try merging and resolve merge conflicts</text:p>
      <text:p text:style-name="P27"/>
      <text:p text:style-name="P42"/>
      <text:p text:style-name="P42">bootcamp@bootcamp-Latitude-E4310:~/Desktop/chanana/bootcamp-demo$ git merge origin new1</text:p>
      <text:p text:style-name="P42">error: 'merge' is not possible because you have unmerged files.</text:p>
      <text:p text:style-name="P42">hint: Fix them up in the work tree,</text:p>
      <text:p text:style-name="P42">hint: and then use 'git add/rm &lt;file&gt;' as</text:p>
      <text:p text:style-name="P42">hint: appropriate to mark resolution and make a commit,</text:p>
      <text:p text:style-name="P42">hint: or use 'git commit -a'.</text:p>
      <text:p text:style-name="P42">fatal: Exiting because of an unresolved conflict.</text:p>
      <text:p text:style-name="P42">bootcamp@bootcamp-Latitude-E4310:~/Desktop/chanana/bootcamp-demo$ gedit hello.txt</text:p>
      <text:p text:style-name="P42">bootcamp@bootcamp-Latitude-E4310:~/Desktop/chanana/bootcamp-demo$ </text:p>
      <text:p text:style-name="P42"/>
      <text:p text:style-name="P43">&lt;&lt;&lt;&lt;&lt;&lt;&lt; HEAD</text:p>
      <text:p text:style-name="P43">kya haal !!</text:p>
      <text:p text:style-name="P43"></text:p>
      <text:p text:style-name="P43">bahut badhiya h tu suna......</text:p>
      <text:p text:style-name="P43"></text:p>
      <text:p text:style-name="P43">=======</text:p>
      <text:p text:style-name="P43">This is for Cloning</text:p>
      <text:p text:style-name="P43">&gt;&gt;&gt;&gt;&gt;&gt;&gt; 0301c88556cfaa5eb5ea939477ed7190882f8bb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1:11:40.445335894</meta:creation-date>
    <meta:editing-duration>PT2H40M9S</meta:editing-duration>
    <meta:editing-cycles>14</meta:editing-cycles>
    <meta:generator>LibreOffice/4.2.3.3$Linux_X86_64 LibreOffice_project/420m0$Build-3</meta:generator>
    <dc:date>2015-02-11T19:35:26.885299748</dc:date>
    <meta:document-statistic meta:table-count="1" meta:image-count="0" meta:object-count="0" meta:page-count="7" meta:paragraph-count="263" meta:word-count="1171" meta:character-count="10502" meta:non-whitespace-character-count="9122"/>
  </office:meta>
</office:document-meta>
</file>